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P2" style:family="paragraph" style:parent-style-name="Footer">
      <style:text-properties officeooo:paragraph-rsid="01f5193d"/>
    </style:style>
    <style:style style:name="P3" style:family="paragraph" style:parent-style-name="Standard">
      <style:paragraph-properties fo:orphans="0" fo:widows="0" style:writing-mode="lr-tb"/>
      <style:text-properties fo:font-weight="normal" officeooo:rsid="0200504e" officeooo:paragraph-rsid="0236e697" style:font-weight-asian="normal" style:font-weight-complex="normal"/>
    </style:style>
    <style:style style:name="P4" style:family="paragraph" style:parent-style-name="Standard">
      <style:paragraph-properties fo:orphans="0" fo:widows="0" style:writing-mode="lr-tb"/>
      <style:text-properties fo:font-weight="normal" officeooo:rsid="0200504e" officeooo:paragraph-rsid="025c7d77" style:font-weight-asian="normal" style:font-weight-complex="normal"/>
    </style:style>
    <style:style style:name="P5" style:family="paragraph" style:parent-style-name="Standard">
      <style:paragraph-properties fo:orphans="0" fo:widows="0" style:writing-mode="lr-tb"/>
      <style:text-properties fo:font-weight="normal" officeooo:rsid="0235dc03" officeooo:paragraph-rsid="0236e697" style:font-weight-asian="normal" style:font-weight-complex="normal"/>
    </style:style>
    <style:style style:name="P6" style:family="paragraph" style:parent-style-name="Standard">
      <style:paragraph-properties fo:orphans="0" fo:widows="0" style:writing-mode="lr-tb"/>
      <style:text-properties fo:font-weight="normal" officeooo:rsid="0235dc03" officeooo:paragraph-rsid="025c7d77" style:font-weight-asian="normal" style:font-weight-complex="normal"/>
    </style:style>
    <style:style style:name="P7" style:family="paragraph" style:parent-style-name="Standard">
      <style:paragraph-properties fo:orphans="0" fo:widows="0" style:writing-mode="lr-tb"/>
      <style:text-properties officeooo:rsid="0200504e" officeooo:paragraph-rsid="0236e697"/>
    </style:style>
    <style:style style:name="P8" style:family="paragraph" style:parent-style-name="Standard">
      <style:paragraph-properties fo:orphans="0" fo:widows="0" style:writing-mode="lr-tb"/>
      <style:text-properties style:text-underline-style="none" fo:font-weight="normal" officeooo:rsid="025ac5ef" officeooo:paragraph-rsid="025ac5ef" style:font-weight-asian="normal" style:font-weight-complex="normal"/>
    </style:style>
    <style:style style:name="P9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6e697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5c7d77" officeooo:paragraph-rsid="025c7d7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orphans="0" fo:widows="0" fo:break-before="page" style:writing-mode="lr-tb"/>
      <style:text-properties style:text-underline-style="solid" style:text-underline-width="auto" style:text-underline-color="font-color" fo:font-weight="bold" officeooo:rsid="0200504e" officeooo:paragraph-rsid="02198231" style:font-weight-asian="bold" style:font-weight-complex="bold"/>
    </style:style>
    <style:style style:name="P12" style:family="paragraph" style:parent-style-name="Standard" style:list-style-name="L1">
      <style:paragraph-properties fo:orphans="0" fo:widows="0" style:writing-mode="lr-tb"/>
      <style:text-properties officeooo:paragraph-rsid="023a5f31"/>
    </style:style>
    <style:style style:name="P13" style:family="paragraph" style:parent-style-name="Standard" style:list-style-name="L3">
      <style:paragraph-properties fo:orphans="0" fo:widows="0" style:writing-mode="lr-tb"/>
      <style:text-properties officeooo:paragraph-rsid="025cc88a"/>
    </style:style>
    <style:style style:name="P14" style:family="paragraph" style:parent-style-name="Standard" style:list-style-name="L4">
      <style:paragraph-properties fo:orphans="0" fo:widows="0" style:writing-mode="lr-tb"/>
      <style:text-properties officeooo:paragraph-rsid="0262fc4a"/>
    </style:style>
    <style:style style:name="P15" style:family="paragraph" style:parent-style-name="Standard" style:list-style-name="L2">
      <style:paragraph-properties fo:orphans="0" fo:widows="0" style:writing-mode="lr-tb"/>
      <style:text-properties fo:font-weight="normal" officeooo:rsid="0237bdf9" officeooo:paragraph-rsid="0237bdf9" style:font-weight-asian="normal" style:font-weight-complex="normal"/>
    </style:style>
    <style:style style:name="P16" style:family="paragraph" style:parent-style-name="Standard">
      <style:paragraph-properties fo:orphans="0" fo:widows="0" style:writing-mode="lr-tb"/>
      <style:text-properties fo:font-weight="normal" officeooo:rsid="0235dc03" officeooo:paragraph-rsid="0261d698" style:font-weight-asian="normal" style:font-weight-complex="normal"/>
    </style:style>
    <style:style style:name="P17" style:family="paragraph" style:parent-style-name="Standard">
      <style:paragraph-properties fo:orphans="0" fo:widows="0" style:writing-mode="lr-tb"/>
      <style:text-properties fo:font-weight="normal" officeooo:rsid="0235dc03" officeooo:paragraph-rsid="0262fc4a" style:font-weight-asian="normal" style:font-weight-complex="normal"/>
    </style:style>
    <style:style style:name="P18" style:family="paragraph" style:parent-style-name="Standard">
      <style:paragraph-properties fo:orphans="0" fo:widows="0" style:writing-mode="lr-tb"/>
      <style:text-properties fo:font-weight="normal" officeooo:rsid="0200504e" officeooo:paragraph-rsid="0260568c" style:font-weight-asian="normal" style:font-weight-complex="normal"/>
    </style:style>
    <style:style style:name="P19" style:family="paragraph" style:parent-style-name="Standard">
      <style:paragraph-properties fo:orphans="0" fo:widows="0" style:writing-mode="lr-tb"/>
      <style:text-properties fo:font-weight="normal" officeooo:rsid="0261d698" officeooo:paragraph-rsid="0261d698" style:font-weight-asian="normal" style:font-weight-complex="normal"/>
    </style:style>
    <style:style style:name="P20" style:family="paragraph" style:parent-style-name="Standard" style:list-style-name="L3">
      <style:paragraph-properties fo:orphans="0" fo:widows="0" style:writing-mode="lr-tb"/>
      <style:text-properties officeooo:rsid="025c7d77" officeooo:paragraph-rsid="0260568c"/>
    </style:style>
    <style:style style:name="P21" style:family="paragraph" style:parent-style-name="Standard" style:list-style-name="L4">
      <style:paragraph-properties fo:orphans="0" fo:widows="0" style:writing-mode="lr-tb"/>
      <style:text-properties officeooo:rsid="0262fc4a" officeooo:paragraph-rsid="0262fc4a"/>
    </style:style>
    <style:style style:name="P22" style:family="paragraph" style:parent-style-name="Standard" style:list-style-name="L4">
      <style:paragraph-properties fo:orphans="0" fo:widows="0" style:writing-mode="lr-tb"/>
      <style:text-properties officeooo:rsid="0264829f" officeooo:paragraph-rsid="0264829f"/>
    </style:style>
    <style:style style:name="P23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60568c" officeooo:paragraph-rsid="0260568c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officeooo:rsid="0262fc4a" officeooo:paragraph-rsid="0262fc4a"/>
    </style:style>
    <style:style style:name="T1" style:family="text">
      <style:text-properties officeooo:rsid="025ac5ef"/>
    </style:style>
    <style:style style:name="T2" style:family="text">
      <style:text-properties officeooo:rsid="0235c2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235c293" style:font-weight-asian="bold" style:font-weight-complex="bold"/>
    </style:style>
    <style:style style:name="T5" style:family="text">
      <style:text-properties fo:font-weight="bold" officeooo:rsid="0236e697" style:font-weight-asian="bold" style:font-weight-complex="bold"/>
    </style:style>
    <style:style style:name="T6" style:family="text">
      <style:text-properties fo:font-weight="bold" officeooo:rsid="0235dc03" style:font-weight-asian="bold" style:font-weight-complex="bold"/>
    </style:style>
    <style:style style:name="T7" style:family="text">
      <style:text-properties fo:font-weight="bold" officeooo:rsid="025c7d7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f73d94" style:font-weight-asian="normal" style:font-weight-complex="normal"/>
    </style:style>
    <style:style style:name="T10" style:family="text">
      <style:text-properties fo:font-weight="normal" officeooo:rsid="0235c293" style:font-weight-asian="normal" style:font-weight-complex="normal"/>
    </style:style>
    <style:style style:name="T11" style:family="text">
      <style:text-properties fo:font-weight="normal" officeooo:rsid="0235dc03" style:font-weight-asian="normal" style:font-weight-complex="normal"/>
    </style:style>
    <style:style style:name="T12" style:family="text">
      <style:text-properties fo:font-weight="normal" officeooo:rsid="0236e697" style:font-weight-asian="normal" style:font-weight-complex="normal"/>
    </style:style>
    <style:style style:name="T13" style:family="text">
      <style:text-properties fo:font-weight="normal" officeooo:rsid="025c7d77" style:font-weight-asian="normal" style:font-weight-complex="normal"/>
    </style:style>
    <style:style style:name="T14" style:family="text">
      <style:text-properties fo:font-weight="normal" officeooo:rsid="025cc88a" style:font-weight-asian="normal" style:font-weight-complex="normal"/>
    </style:style>
    <style:style style:name="T15" style:family="text">
      <style:text-properties fo:font-weight="normal" officeooo:rsid="0260568c" style:font-weight-asian="normal" style:font-weight-complex="normal"/>
    </style:style>
    <style:style style:name="T16" style:family="text">
      <style:text-properties fo:font-weight="normal" officeooo:rsid="0264829f" style:font-weight-asian="normal" style:font-weight-complex="normal"/>
    </style:style>
    <style:style style:name="T17" style:family="text">
      <style:text-properties officeooo:rsid="02198231"/>
    </style:style>
    <style:style style:name="T18" style:family="text">
      <style:text-properties officeooo:rsid="0236e697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262fc4a" style:font-weight-asian="normal" style:font-weight-complex="normal"/>
    </style:style>
    <style:style style:name="T22" style:family="text">
      <style:text-properties style:text-underline-style="none" fo:font-weight="normal" officeooo:rsid="0264829f" style:font-weight-asian="normal" style:font-weight-complex="normal"/>
    </style:style>
    <style:style style:name="T23" style:family="text">
      <style:text-properties style:text-underline-style="none" officeooo:rsid="0260568c"/>
    </style:style>
    <style:style style:name="T24" style:family="text">
      <style:text-properties style:text-underline-style="none" officeooo:rsid="025cc88a"/>
    </style:style>
    <style:style style:name="T25" style:family="text">
      <style:text-properties style:text-underline-style="none" officeooo:rsid="025f5964"/>
    </style:style>
    <style:style style:name="T26" style:family="text">
      <style:text-properties style:text-underline-style="none" officeooo:rsid="0261d698"/>
    </style:style>
    <style:style style:name="T27" style:family="text">
      <style:text-properties style:text-underline-style="none" officeooo:rsid="024a4bf3"/>
    </style:style>
    <style:style style:name="T28" style:family="text">
      <style:text-properties style:text-underline-style="none" officeooo:rsid="0262fc4a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style:text-underline-style="none" fo:font-weight="bold" officeooo:rsid="0262fc4a" style:font-weight-asian="bold" style:font-weight-complex="bold"/>
    </style:style>
    <style:style style:name="T31" style:family="text">
      <style:text-properties style:text-underline-style="none" officeooo:rsid="0264829f"/>
    </style:style>
    <style:style style:name="T32" style:family="text">
      <style:text-properties officeooo:rsid="025c7d77"/>
    </style:style>
    <style:style style:name="T33" style:family="text">
      <style:text-properties officeooo:rsid="0264829f"/>
    </style:style>
    <style:style style:name="T34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35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size="14pt" fo:font-style="normal" style:text-underline-style="none" fo:font-weight="bold" officeooo:rsid="0264829f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ystém správy verzí</text:p>
      <text:p text:style-name="P7"><text:span text:style-name="T9"><text:tab/></text:span><text:span text:style-name="T10">(VCS = Version Control System) je systém, zaznamenávající změny souboru / sady souborů v průběhu času a uživatel tak může kdykoliv obnovit jeho/jejich konkrétní verzi (tzv. verzování):</text:span></text:p>
      <text:list xml:id="list2157049854" text:style-name="L1">
        <text:list-item>
          <text:p text:style-name="P12"><text:span text:style-name="T4">lokální systémy správy verzí</text:span><text:span text:style-name="T10"> – uživatel si sám odkládá různé verze souboru</text:span></text:p>
        </text:list-item>
        <text:list-item>
          <text:p text:style-name="P12"><text:span text:style-name="T6">centralizované systémy správy verzí</text:span><text:span text:style-name="T11"> (CVCS = Centralized VCS) – řeší spolupráci s dalšími pracovníky; např. CVS, Subversion. Všechny soubory </text:span><text:span text:style-name="T13">uloženy </text:span><text:span text:style-name="T11">na serverové části.</text:span></text:p>
        </text:list-item>
        <text:list-item>
          <text:p text:style-name="P12"><text:span text:style-name="T6">distribuované systémy správy verzí</text:span><text:span text:style-name="T11"> (DVCS = Distributed VCS) – </text:span><text:span text:style-name="T13">vedle centrály </text:span><text:span text:style-name="T12">uživatelé uchovávají kompletní kopii repozitáře. Patří sem </text:span><text:span text:style-name="T5">Git</text:span><text:span text:style-name="T12">, Mercurial, Bazaar nebo Darcs.</text:span></text:p>
        </text:list-item>
      </text:list>
      <text:p text:style-name="P3"/>
      <text:p text:style-name="P9">Historie Gitu</text:p>
      <text:p text:style-name="P5"><text:tab/><text:span text:style-name="T18">Vyvíjen linuxovou komunitou od r. 2005 pro splnění následujících požadavků:</text:span></text:p>
      <text:list xml:id="list974634323" text:style-name="L2">
        <text:list-item>
          <text:p text:style-name="P15">rychlost</text:p>
        </text:list-item>
        <text:list-item>
          <text:p text:style-name="P15">jednoduchý design</text:p>
        </text:list-item>
        <text:list-item>
          <text:p text:style-name="P15">silná podpora nelineárního vývoje (tisíce paralelních větví)</text:p>
        </text:list-item>
        <text:list-item>
          <text:p text:style-name="P15">plná distribuovatelnost</text:p>
        </text:list-item>
        <text:list-item>
          <text:p text:style-name="P15">schopnost efektivně spravovat velké projekty</text:p>
        </text:list-item>
      </text:list>
      <text:p text:style-name="P4"/>
      <text:p text:style-name="P10">Nasazení Gitu na BKO</text:p>
      <text:p text:style-name="P6"><text:tab/><text:span text:style-name="T32">Sestává ze 2 částí - serverové a klientské:</text:span></text:p>
      <text:list xml:id="list516176841" text:style-name="L3">
        <text:list-item>
          <text:p text:style-name="P13"><text:span text:style-name="T13">Serverovou část zastupuje </text:span><text:span text:style-name="T7">GitLab</text:span><text:span text:style-name="T16"> =</text:span><text:span text:style-name="T13"> webový Git repozitář </text:span><text:span text:style-name="T16">+</text:span><text:span text:style-name="T13"> wiki </text:span><text:span text:style-name="T16">+ </text:span><text:span text:style-name="T13">sledování chyb.</text:span><text:span text:style-name="T14"> </text:span></text:p>
        </text:list-item>
        <text:list-item>
          <text:p text:style-name="P20"><text:span text:style-name="T8">Klientskou část zastupuje </text:span><text:span text:style-name="T3">TortoiseGit</text:span><text:span text:style-name="T15">, </text:span><text:span text:style-name="T16">pomocí kterého pracujete s Gitem z </text:span><text:span text:style-name="T15">vašich </text:span><text:span text:style-name="T16">počítačů.</text:span></text:p>
        </text:list-item>
      </text:list>
      <text:p text:style-name="P18"/>
      <text:p text:style-name="P23"><text:span text:style-name="T33">ad 1. </text:span>GitLab</text:p>
      <text:p text:style-name="P16"><text:span text:style-name="T27"><text:tab/></text:span><text:span text:style-name="T23">Je nainstalován na serveru BKO (a předpokládám, že řádně zálohován). </text:span><text:span text:style-name="T24">Přihlášení k n</text:span><text:span text:style-name="T23">ěmu</text:span><text:span text:style-name="T24"> je k dispozici na adrese<text:line-break/></text:span><text:span text:style-name="T23"><text:tab/><text:tab/></text:span><text:span text:style-name="T24"><text:tab/><text:tab/></text:span><text:a xlink:type="simple" xlink:href="http://172.24.1.11/users/sign_in" text:style-name="Internet_20_link" text:visited-style-name="Visited_20_Internet_20_Link">http://172.24.1.11/users/sign_in</text:a><text:span text:style-name="T24"><text:line-break/>k</text:span><text:span text:style-name="T25">am</text:span><text:span text:style-name="T24"> se přihlašujete pomocí svého emailu a hesla.<text:line-break/></text:span><text:span text:style-name="T23"><text:tab/></text:span><text:span text:style-name="T25">GitLab slouží především pro administraci celé serverové části správy verzí, kam patří zakládání / správa projektů (tj. repozitářů), uživatelů a jejich oprávnění, vývojových týmů atd.</text:span><text:span text:style-name="T26"> Mimo administrace nabízí webové rozhraní pro práci s projekty, jejich soubory, problémy (issue), wiki-stránkami apod.</text:span><text:span text:style-name="T25"> </text:span><text:span text:style-name="T26">P</text:span><text:span text:style-name="T23">odrobně se mu můžeme věnovat někdy příště.</text:span></text:p>
      <text:p text:style-name="P19"><text:span text:style-name="T23"/></text:p>
      <text:p text:style-name="P19"><text:span text:style-name="T23"><text:tab/></text:span><text:span text:style-name="T19">Pro začátek </text:span><text:span text:style-name="T28">v</text:span><text:span text:style-name="T19">ás v GitLabu </text:span><text:span text:style-name="T28">mohou</text:span><text:span text:style-name="T19"> zajímat </text:span><text:span text:style-name="T31">3</text:span><text:span text:style-name="T19"> věci:</text:span></text:p>
      <text:list xml:id="list496556742" text:style-name="L4">
        <text:list-item>
          <text:p text:style-name="P14"><text:span text:style-name="T30">Změna uživatelského hesla</text:span><text:span text:style-name="T21"> (pokud se vám znelíbí, chcete jiné apod.) - tmavý pumprlík vpravo nahoře (My Profile), záložka Account a uprostřed stránky jsou 2 pole - pro zadání hesla a jeho potvrzení + tlačítko Save password.</text:span></text:p>
        </text:list-item>
        <text:list-item>
          <text:p text:style-name="P21"><text:span text:style-name="T29">Zjištění adresy pro přístup k síťovému repozitáři</text:span><text:span text:style-name="T20"> (abyste s repozitářem mohli navázat známost a pracovat s ním prostřednictvím klienta ze své stanice) - záložka Projects, tam si najdete / vyberete projekt, který vás zajímá (třeba HPS) a proklikem se dostanete na domovskou stránku projektu - tam vás bude zajímat obsah horního řádku vedle tlačítek SSH a HTTP, ve kterém bude uvedené něco jako<text:line-break/><text:tab/><text:tab/><text:tab/></text:span><text:a xlink:type="simple" xlink:href="mailto:git@github.holding.local" text:style-name="Internet_20_link" text:visited-style-name="Visited_20_Internet_20_Link">git@github.holding.local</text:a><text:span text:style-name="T20">:pkouril/hps.git<text:line-break/></text:span><text:span text:style-name="T22">Hodnotu (říkejme jí adresa síťového repozitáře) doporučuju zkopírovat, budete ji potřebovat <text:s/>při následné práci pomocí TortoiseGit.</text:span></text:p>
        </text:list-item>
        <text:list-item>
          <text:p text:style-name="P22"><text:span text:style-name="T29">Odhlášení od GitLabu</text:span><text:span text:style-name="T20"> (klasické sbohem a šáteček) - tmavá šipka vpravo nahoře (Logout) a jste venku z GitLabu.</text:span></text:p>
        </text:list-item>
      </text:list>
      <text:p text:style-name="P24"><text:soft-page-break/><text:span text:style-name="T36">ad 2. </text:span><text:span text:style-name="T35">TortoiseGit</text:span></text:p>
      <text:p text:style-name="P17"><text:span text:style-name="T27"><text:tab/></text:span><text:span text:style-name="T23">Je nainstalován na</text:span></text:p>
      <text:p text:style-name="P16"><text:span text:style-name="T26"><text:tab/></text:span></text:p>
      <text:p text:style-name="P11"><text:span text:style-name="T17">Použité </text:span>zdroje:</text:p>
      <text:p text:style-name="P8">https://tortoisegit.org/docs/tortoisegit/index.htm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lphi_20_Text" style:display-name="Delphi Text" style:family="paragraph" style:parent-style-name="Standard" style:class="text">
      <style:paragraph-properties style:writing-mode="page"/>
      <style:text-properties style:font-name="Tahoma" fo:font-family="Tahoma" style:font-family-generic="swiss" style:font-pitch="variable" fo:font-size="10pt" officeooo:rsid="000f310a" style:font-size-asian="8pt" style:font-size-complex="8pt"/>
    </style:style>
    <style:style style:name="Delphi_20_Nadpis" style:display-name="Delphi Nadpis" style:family="paragraph" style:parent-style-name="Standard" style:class="text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Tahoma" fo:font-family="Tahoma" style:font-family-generic="swiss" style:font-pitch="variable" fo:font-size="12pt" fo:font-weight="bold" officeooo:rsid="003cfdca" style:font-size-asian="10pt" style:font-weight-asian="bold" style:font-size-complex="10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MP2" style:family="paragraph" style:parent-style-name="Footer">
      <style:text-properties officeooo:paragraph-rsid="01f5193d"/>
    </style:style>
    <style:style style:name="MT1" style:family="text">
      <style:text-properties officeooo:rsid="025ac5ef"/>
    </style:style>
    <style:style style:name="MT2" style:family="text">
      <style:text-properties officeooo:rsid="0235c2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 </number:text>
      <number:month/>
      <number:text>.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span text:style-name="MT1">Tortoise</text:span>Git <text:span text:style-name="MT2">- letem světem</text:span></text:p>
      </style:header>
      <style:footer>
        <text:p text:style-name="MP2">Verze <text:modification-date style:data-style-name="N30">11. 7. 2017</text:modification-date>,<text:modification-time style:data-style-name="N41">17:54:39</text:modification-time><text:tab/><text:tab/>Strana <text:page-number text:select-page="current">1</text:page-number> / 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27:01.645000000</meta:creation-date>
    <dc:date>2017-07-11T17:54:38.764000000</dc:date>
    <meta:editing-duration>P1DT17H51M24S</meta:editing-duration>
    <meta:editing-cycles>362</meta:editing-cycles>
    <meta:generator>LibreOffice/5.3.4.2$Windows_x86 LibreOffice_project/f82d347ccc0be322489bf7da61d7e4ad13fe2ff3</meta:generator>
    <meta:document-statistic meta:table-count="0" meta:image-count="0" meta:object-count="0" meta:page-count="3" meta:paragraph-count="29" meta:word-count="405" meta:character-count="2785" meta:non-whitespace-character-count="2399"/>
  </office:meta>
</office:document-meta>
</file>